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style:font-name="var secondary-font" fo:font-size="18pt" fo:letter-spacing="normal" fo:font-style="normal" fo:font-weight="normal" officeooo:rsid="000f403d" officeooo:paragraph-rsid="000f403d"/>
    </style:style>
    <style:style style:name="P2" style:family="paragraph" style:parent-style-name="Heading_20_4">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var secondary-font" fo:font-size="10.5pt" fo:letter-spacing="normal" fo:font-style="normal" fo:font-weight="normal"/>
    </style:style>
    <style:style style:name="P3" style:family="paragraph" style:parent-style-name="Standard">
      <style:text-properties officeooo:rsid="000f403d" officeooo:paragraph-rsid="000f403d"/>
    </style:style>
    <style:style style:name="P4" style:family="paragraph" style:parent-style-name="Standard">
      <style:text-properties fo:font-weight="normal" officeooo:rsid="000f403d" officeooo:paragraph-rsid="000f403d" style:font-weight-asian="normal" style:font-weight-complex="normal"/>
    </style:style>
    <style:style style:name="P5"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ase8</text:p>
      <text:p text:style-name="P3"/>
      <text:h text:style-name="P1" text:outline-level="1">Limit y Offset</text:h>
      <text:p text:style-name="P5">Imaginemos que nos solicitan hacer el buscador de la aplicación en la que estamos trabajando y, cuando realizamos la respectiva consulta, se muestran los resultados de búsqueda y son cientos y cientos de filas, pero nuestro Cliente nos solicitó que los resultados se mostrarán de 20 en 20.<text:line-break/><text:line-break/>¿Cómo podemos hacer entonces para que la consulta nos traiga de a 20 filas? Y más importante aún, ¿cómo podemos hacer para pedir las 20 siguientes en cada paginación?<text:line-break/><text:line-break/>Bien. Las directrices LIMIT y OFFSET son las herramientas necesarias para llevar a cabo tal fin. Así que no perdamos más tiempo y veamos cómo se implementan.</text:p>
      <text:p text:style-name="P3">LIMIT 20 <text:s text:c="8"/>//ME MUESTRA SOLO 20 DATOS</text:p>
      <text:p text:style-name="P3">OFFSET 20 <text:s text:c="4"/>//ME MUSTRA A PARTIR DE LA POSICION 20</text:p>
      <text:p text:style-name="P3"/>
      <text:p text:style-name="P3"/>
      <text:h text:style-name="P1" text:outline-level="1">Alias</text:h>
      <text:p text:style-name="P5">Imaginemos que estamos trabajando con una base de datos cuyas columnas de las tablas están en inglés, pero nos solicitan expresamente que los resultados de las consultas deben traer el nombre de las columnas en español.</text:p>
      <text:h text:style-name="P2" text:outline-level="4">¿Cómo podemos resolver esto?</text:h>
      <text:p text:style-name="Text_20_body"/>
      <text:p text:style-name="P5">Para ello vamos a hacer uso de los Alias de MySQL. Veamos entonces qué puede hacer esta directriz.</text:p>
      <text:p text:style-name="P3">LOS ALIAS SOLO DURAN DURANTE LA CONSULTA</text:p>
      <text:p text:style-name="P3"/>
      <text:p text:style-name="P3">SELECT RAZON_SOCIAL_CLIENTE <text:span text:style-name="T1">AS NOMBRE </text:span></text:p>
      <text:p text:style-name="P3"><text:span text:style-name="T1"/></text:p>
      <text:p text:style-name="P4">FROM CLIENTE</text:p>
      <text:p text:style-name="P4"/>
      <text:p text:style-name="P4">NO SE MODIFICAN LOS NOMBRES ORIGINALES DE LAS TABLAS O COLUMNAS, SOLO SE VEN DIFERENTES DURANTE LA CONSUL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1T01:23:37.003000000</meta:creation-date>
    <dc:date>2021-04-11T01:35:28.788000000</dc:date>
    <meta:editing-duration>PT1M31S</meta:editing-duration>
    <meta:editing-cycles>1</meta:editing-cycles>
    <meta:document-statistic meta:table-count="0" meta:image-count="0" meta:object-count="0" meta:page-count="1" meta:paragraph-count="13" meta:word-count="215" meta:character-count="1278" meta:non-whitespace-character-count="1061"/>
    <meta:generator>LibreOffice/6.4.2.2$Windows_X86_64 LibreOffice_project/4e471d8c02c9c90f512f7f9ead8875b57fcb1ec3</meta:generator>
  </office:meta>
</office:document-meta>
</file>